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46H57M13.834S" calcext:value-type="time">
            <text:p>446:57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SFX for flashlights / lightning / menu button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8H03M36.067S" calcext:value-type="time">
            <text:p>08:0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14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 style:data-style-name="N2" text:time-value="08:03:03.2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22T10:13:56.752000000</dc:date>
    <dc:creator>Benjamin Laws</dc:creator>
    <meta:editing-duration>P18DT12H27M20S</meta:editing-duration>
    <meta:editing-cycles>507</meta:editing-cycles>
    <meta:generator>LibreOffice/7.2.6.2$Windows_X86_64 LibreOffice_project/b0ec3a565991f7569a5a7f5d24fed7f52653d754</meta:generator>
    <meta:document-statistic meta:table-count="2" meta:cell-count="727" meta:object-count="0"/>
  </office:meta>
</office:document-meta>
</file>